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36C0AD3E386FADFC26B.png" manifest:media-type="image/png"/>
  <manifest:file-entry manifest:full-path="Pictures/10000000000004440000030F1189D7558A6A0759.png" manifest:media-type="image/png"/>
  <manifest:file-entry manifest:full-path="Pictures/100000000000043A000001A8CD477DEFB12377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66cm" draw:z-index="0"><draw:image xlink:href="Pictures/100000000000043A000001A8CD477DEFB12377BE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12.188cm" draw:z-index="1"><draw:image xlink:href="Pictures/10000000000004440000030F1189D7558A6A0759.png" xlink:type="simple" xlink:show="embed" xlink:actuate="onLoad"/></draw:frame></text:p>
      <text:p text:style-name="Standard"/>
      <text:p text:style-name="Standard"><draw:frame draw:style-name="fr2" draw:name="Image3" text:anchor-type="paragraph" svg:width="17cm" svg:height="13.6cm" draw:z-index="2"><draw:image xlink:href="Pictures/10000201000004470000036C0AD3E386FADFC26B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28:07.021254815</meta:creation-date>
    <dc:date>2019-12-31T17:39:57.308863234</dc:date>
    <meta:editing-duration>PT1M40S</meta:editing-duration>
    <meta:editing-cycles>1</meta:editing-cycles>
    <meta:generator>LibreOffice/5.3.6.1$Linux_X86_64 LibreOffice_project/30$Build-1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